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13.654cm"/>
    </style:style>
    <style:style style:name="co2" style:family="table-column">
      <style:table-column-properties fo:break-before="auto" style:column-width="6.181cm"/>
    </style:style>
    <style:style style:name="co3" style:family="table-column">
      <style:table-column-properties fo:break-before="auto" style:column-width="5.517cm"/>
    </style:style>
    <style:style style:name="co4" style:family="table-column">
      <style:table-column-properties fo:break-before="auto" style:column-width="2.258cm"/>
    </style:style>
    <style:style style:name="ro1" style:family="table-row">
      <style:table-row-properties style:row-height="2.461cm" fo:break-before="auto" style:use-optimal-row-height="true"/>
    </style:style>
    <style:style style:name="ro2" style:family="table-row">
      <style:table-row-properties style:row-height="14.196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1.252cm" fo:break-before="auto" style:use-optimal-row-height="true"/>
    </style:style>
    <style:style style:name="ro5" style:family="table-row">
      <style:table-row-properties style:row-height="1.656cm" fo:break-before="auto" style:use-optimal-row-height="true"/>
    </style:style>
    <style:style style:name="ro6" style:family="table-row">
      <style:table-row-properties style:row-height="1.256cm" fo:break-before="auto" style:use-optimal-row-height="true"/>
    </style:style>
    <style:style style:name="ro7" style:family="table-row">
      <style:table-row-properties style:row-height="3.683cm" fo:break-before="auto" style:use-optimal-row-height="true"/>
    </style:style>
    <style:style style:name="ro8" style:family="table-row">
      <style:table-row-properties style:row-height="1.646cm" fo:break-before="auto" style:use-optimal-row-height="true"/>
    </style:style>
    <style:style style:name="ro9" style:family="table-row">
      <style:table-row-properties style:row-height="2.053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2.46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000000" fo:wrap-option="wrap"/>
      <style:text-properties fo:color="#000000"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transparent"/>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Source Han Sans CN" style:font-name-complex="Droid Sans Devanagari"/>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Default"/>
        <table:table-column table:style-name="co3" table:default-cell-style-name="Default"/>
        <table:table-column table:style-name="co4" table:number-columns-repeated="16381" table:default-cell-style-name="Default"/>
        <table:table-row table:style-name="ro1">
          <table:table-cell office:value-type="string" calcext:value-type="string">
            <text:p>el carácter plenamente contingente de la subordinación del trabajo manual o "mecánico", a lo que Bello llamaba &lt;término&gt;.</text:p>
          </table:table-cell>
          <table:table-cell office:value-type="string" calcext:value-type="string">
            <text:p>belloMemoriaCorrespondienteCurso</text:p>
          </table:table-cell>
          <table:table-cell table:style-name="ce1" office:value-type="string" calcext:value-type="string">
            <text:p><text:span text:style-name="T1">el carácter plenamente contingente de la subordinación del trabajo manual o "mecánico", a lo que ;;</text:span><text:span text:style-name="T2">belloMemoriaCorrespondienteCurso</text:span> llamaba “cultivo intelectual” [43].</text:p>
          </table:table-cell>
          <table:table-cell table:number-columns-repeated="16381"/>
        </table:table-row>
        <table:table-row table:style-name="ro2">
          <table:table-cell office:value-type="string" calcext:value-type="string">
            <text:p>De hecho, al revisar el periódico que se imprimía en la Imprenta del Instituto Literario de Concepción el mismo año que ésta publicó *Luces* (1834), puede detectarse con precisión cómo el horizonte pedagógico era el que más acercaba los intereses de Rodríguez a los de quienes tenían los medios de imprimir [nota: en el número &lt;&gt; pasa &lt;tal cosa&gt; &lt;la otra clave es para qué se "pule" a los "brutos"&gt;&lt;common ground&gt;&lt;meter cómo juega con el contrapunto instruir/educar&gt;] &lt;remate con el término de Grosfoguel&gt;</text:p>
          </table:table-cell>
          <table:table-cell office:value-type="string" calcext:value-type="string">
            <text:p>bocheEscuelaFilantropica1834, AvisosOficiales1834</text:p>
          </table:table-cell>
          <table:table-cell table:style-name="ce1" office:value-type="string" calcext:value-type="string">
            <text:p>Algunos de los números del Faro del Bío-Bío lo prueban. El periódico que se imprimía en la Imprenta del Instituto Literario de Concepción el mismo año que ésta publicó *Luces* (1834) permite detectar con precisión por qué la “enseñanza” fue el intereses que Rodríguez pudo encontrar en común con los de quienes tenían los medios de imprimir: en un número de marzo la sección de "Avisos oficiales" anunciaba que "el curso de partida doble que se anunció en el nún. 19 de este periódico, no ha podido abrirse todavía por falta de alumnos", y conminaba a los "padres de familia" a que "se apresuren á mandarlos á este instituto". Y en el número de junio, el redactor Louis Boche citaba –mal-- la exclamación con que Rodríguez había cerrado *Luces* en 1834. "Enseñad! Enseñad! Enseñad! ha dicho nuevamente un <text:s/>publicista, filósofo americano", iniciaba el segundo párrafo del editorial, que anunciaba la creación de "[u]na escuela gratuita para niñas pobres". Aunque reescrito en la más conservadora persona del "vosotros", Boche se refería el remate de Rodríguez, que en 1840 reimprimió como un "cuadro".</text:p>
          </table:table-cell>
          <table:table-cell table:number-columns-repeated="16381"/>
        </table:table-row>
        <table:table-row table:style-name="ro3">
          <table:table-cell office:value-type="string" calcext:value-type="string">
            <text:p>Lo que reclama Rodríguez es la posibilidad del "juicio propio", que como indica ;;Chartier1 &lt;cita: "es la síntesis del proyecto ilustrado"&gt;</text:p>
          </table:table-cell>
          <table:table-cell office:value-type="string" calcext:value-type="string">
            <text:p>Chartier</text:p>
          </table:table-cell>
          <table:table-cell table:number-columns-repeated="16382"/>
        </table:table-row>
        <table:table-row table:style-name="ro4">
          <table:table-cell office:value-type="string" calcext:value-type="string">
            <text:p>Rodríguez, en cambio, tenía muy presente lo que Roger Chartier y sus discípulos han argumentado extensamente en las últimas décadas: que "&lt;reading is allways (...) habits&gt;" [;;ChartierOrder pp]. Por eso su dialegmática estaba tan atenta a "&lt;identify (...) reading"&gt;.</text:p>
          </table:table-cell>
          <table:table-cell office:value-type="string" calcext:value-type="string">
            <text:p>Chartier</text:p>
          </table:table-cell>
          <table:table-cell table:number-columns-repeated="16382"/>
        </table:table-row>
        <table:table-row table:style-name="ro5">
          <table:table-cell office:value-type="string" calcext:value-type="string">
            <text:p>Pero, además, las investigaciones de Chartier comprueban que &lt;en todos los materiales reproducidos mecánicamente desde el siglo &lt;cuál&gt; Chartier rastrea una tensión dialéctica entre la voluntad homogenizadora del Estado y la Iglesia, y la distinción resistente que las masas oponían&gt;. </text:p>
          </table:table-cell>
          <table:table-cell office:value-type="string" calcext:value-type="string">
            <text:p>Chartier</text:p>
          </table:table-cell>
          <table:table-cell table:number-columns-repeated="16382"/>
        </table:table-row>
        <table:table-row table:style-name="ro6">
          <table:table-cell office:value-type="string" calcext:value-type="string">
            <text:p>Enseñen</text:p>
          </table:table-cell>
          <table:table-cell office:value-type="string" calcext:value-type="string">
            <text:p>Ctrl R</text:p>
          </table:table-cell>
          <table:table-cell table:style-name="ce1" office:value-type="string" calcext:value-type="string">
            <text:p>![](<text:a xlink:href="../../../../../../../../../../../home/febres/Pictures/Screenshots/Screenshot%20from%202023-06-09%2003-19-30.png" xlink:type="simple">file:///home/febres/Pictures/Screenshots/Screenshot%20from%202023-06-09%2003-19-30.png</text:a>)</text:p>
          </table:table-cell>
          <table:table-cell table:number-columns-repeated="16381"/>
        </table:table-row>
        <table:table-row table:style-name="ro7">
          <table:table-cell office:value-type="string" calcext:value-type="string">
            <text:p>l pregón no es un discurso reproducido por máquinas como el cartel y la gaceta, pero, como lo entiende ;;Rodríguez1842, la "monotonía" de la reproducción mecánica --definida por él como “un mismo tono”-- puede también formar parte de los discursos reproducidos vocalmente.</text:p>
          </table:table-cell>
          <table:table-cell office:value-type="string" calcext:value-type="string">
            <text:p>ctrl R</text:p>
          </table:table-cell>
          <table:table-cell table:style-name="ce1" office:value-type="string" calcext:value-type="string">
            <text:p>l pregón no es un discurso reproducido por máquinas como el cartel y la gaceta, pero, como lo entiende ;;Rodríguez1828, la "monotonía" de la reproducción mecánica --definida por él como “un mismo tono”-- puede también formar parte de los discursos reproducidos vocalmente.</text:p>
          </table:table-cell>
          <table:table-cell table:number-columns-repeated="16381"/>
        </table:table-row>
        <table:table-row table:style-name="ro8">
          <table:table-cell office:value-type="string" calcext:value-type="string">
            <text:p>El isocronismo, define brevemente Rodríguez en una nota al pie en 1828, es en principio “tiempos iguales”</text:p>
          </table:table-cell>
          <table:table-cell office:value-type="string" calcext:value-type="string">
            <text:p>Ctrl R</text:p>
          </table:table-cell>
          <table:table-cell table:style-name="ce1" office:value-type="string" calcext:value-type="string">
            <text:p>El isocronismo, define brevemente ;;Rodríguez1828 en una nota al pie en 1828, es en principio “tiempos iguales”</text:p>
          </table:table-cell>
          <table:table-cell table:number-columns-repeated="16381"/>
        </table:table-row>
        <table:table-row table:style-name="ro1">
          <table:table-cell office:value-type="string" calcext:value-type="string">
            <text:p>¿Se ahorra papel en la música?... ¿ó se gasta todo el necesario, para ayudar al lector á descifrar los conceptos, que ha de expresar cantando ó tocando, en solo ó en concierto? &lt;¿1828?&gt;</text:p>
          </table:table-cell>
          <table:table-cell office:value-type="string" calcext:value-type="string">
            <text:p>Ctrl r</text:p>
          </table:table-cell>
          <table:table-cell table:style-name="ce1" office:value-type="string" calcext:value-type="string">
            <text:p>¿Se ahorra papel en la música?... ¿ó se gasta todo el necesario, para ayudar al lector á descifrar los conceptos, que ha de expresar cantando ó tocando, en solo ó en concierto? &lt;1834&gt;</text:p>
          </table:table-cell>
          <table:table-cell table:number-columns-repeated="16381"/>
        </table:table-row>
        <table:table-row table:style-name="ro4">
          <table:table-cell office:value-type="string" calcext:value-type="string">
            <text:p>Me refiero a un conocido "cuadro" en la conclusión de *Luces*: [figura: ideas primero que letras]</text:p>
          </table:table-cell>
          <table:table-cell office:value-type="string" calcext:value-type="string">
            <text:p>Ctrl R</text:p>
          </table:table-cell>
          <table:table-cell table:style-name="ce1" office:value-type="string" calcext:value-type="string">
            <text:p>Me refiero a un conocido "cuadro" en la conclusión de *Luces*: [figura: ideas primero que letras]</text:p>
          </table:table-cell>
          <table:table-cell table:number-columns-repeated="16381"/>
        </table:table-row>
        <table:table-row table:style-name="ro9">
          <table:table-cell office:value-type="string" calcext:value-type="string">
            <text:p>En la lista que elaboró para criticar los “medios de adquirir los conocimientos sociales”, el número 5 &lt;&lt;-cuántos debajo de criticar los "catecismitos"-&gt;&gt; era:</text:p>
          </table:table-cell>
          <table:table-cell office:value-type="string" calcext:value-type="string">
            <text:p>Ctrl R</text:p>
          </table:table-cell>
          <table:table-cell table:style-name="ce1" office:value-type="string" calcext:value-type="string">
            <text:p>En la lista que elaboró para criticar los “medios de adquirir los conocimientos sociales”, el número 5 &lt;&lt;-cuántos debajo de criticar los "catecismitos"-&gt;&gt; era:</text:p>
          </table:table-cell>
          <table:table-cell table:number-columns-repeated="16381"/>
        </table:table-row>
        <table:table-row table:style-name="ro4">
          <table:table-cell office:value-type="string" calcext:value-type="string">
            <text:p>Particularmente en *Luces* &lt;buscar la primera mención y definir que cuando lo nombro sin año significa que me refiero a los dos&gt;, la intervención de Rodríguez se concentra en desmitificar el valor inmanente</text:p>
          </table:table-cell>
          <table:table-cell office:value-type="string" calcext:value-type="string">
            <text:p>INTERNO</text:p>
          </table:table-cell>
          <table:table-cell table:number-columns-repeated="16382"/>
        </table:table-row>
        <table:table-row table:style-name="ro10">
          <table:table-cell office:value-type="string" calcext:value-type="string">
            <text:p>Esa pauta tonal y rítmica es, en principio, el fundamento de su &lt;a.p.p&gt;</text:p>
          </table:table-cell>
          <table:table-cell office:value-type="string" calcext:value-type="string">
            <text:p>INTERNO</text:p>
          </table:table-cell>
          <table:table-cell table:number-columns-repeated="16382"/>
        </table:table-row>
        <table:table-row table:style-name="ro3">
          <table:table-cell office:value-type="string" calcext:value-type="string">
            <text:p>Sarmiento fue además el primero en poner ese modelo en práctica a nivel nacional, como presidente de Argentina entre &lt;año y año&gt;.</text:p>
          </table:table-cell>
          <table:table-cell office:value-type="string" calcext:value-type="string">
            <text:p>INTERNO</text:p>
          </table:table-cell>
          <table:table-cell table:number-columns-repeated="16382"/>
        </table:table-row>
        <table:table-row table:style-name="ro3">
          <table:table-cell office:value-type="string" calcext:value-type="string">
            <text:p>Consideraciones que la &lt;vanguardia letrada&gt; acordaba dejar escapar, y/o evitar, en un consenso tal que alcanza un traductor anónimo en 1879. </text:p>
          </table:table-cell>
          <table:table-cell office:value-type="string" calcext:value-type="string">
            <text:p>INTERNO</text:p>
          </table:table-cell>
          <table:table-cell table:number-columns-repeated="16382"/>
        </table:table-row>
        <table:table-row table:style-name="ro4">
          <table:table-cell table:style-name="ce2" office:value-type="string" calcext:value-type="string">
            <text:p>El "monstruo social" lo es, entonces, en el sentido más elemental de la monstruosidad: se trata de una situación en el que un cuerpo pertenece, al mismo tiempo, dos "naturalezas" diferentes, contradictorias y quiméricas: &lt;quimera 1&gt;, &lt;quimera 2&gt;, &lt;quimera 3&gt;. </text:p>
          </table:table-cell>
          <table:table-cell table:style-name="ce4" office:value-type="string" calcext:value-type="string">
            <text:p>INTERNO</text:p>
          </table:table-cell>
          <table:table-cell table:style-name="ce4" table:number-columns-repeated="16382"/>
        </table:table-row>
        <table:table-row table:style-name="ro3">
          <table:table-cell office:value-type="string" calcext:value-type="string">
            <text:p>Es decir, Marcoy tomó prestada del español la palabra que se usaba en casi toda Hispanoamérica para referirse a los establecimientos que &lt;&gt;. </text:p>
          </table:table-cell>
          <table:table-cell office:value-type="string" calcext:value-type="string">
            <text:p>kinsbrunerPettyCapitalismSpanish1987, jaikatejadasoriaPulperosPardosIndepeendence2011, carreraPulperosRuralesEntre</text:p>
          </table:table-cell>
          <table:table-cell table:number-columns-repeated="16382"/>
        </table:table-row>
        <table:table-row table:style-name="ro4">
          <table:table-cell office:value-type="string" calcext:value-type="string">
            <text:p>La censura es significativa, en tanto como indica &lt;&gt;, el pulpero y la pulpería fueron instancias límite de la vida social americana, donde confluían la Iglesia, el Estado, contrabandistas, bandoleros, y todas las razas y clases, alrededor del comercio. </text:p>
          </table:table-cell>
          <table:table-cell office:value-type="string" calcext:value-type="string">
            <text:p>kinsbrunerPettyCapitalismSpanish1987, jaikatejadasoriaPulperosPardosIndepeendence2011, carreraPulperosRuralesEntre</text:p>
          </table:table-cell>
          <table:table-cell table:number-columns-repeated="16382"/>
        </table:table-row>
        <table:table-row table:style-name="ro3">
          <table:table-cell office:value-type="string" calcext:value-type="string">
            <text:p>estos establecimientos fueron la sede de un "petty capitalism", que en simultaneidad con el comercio de las grandes metrópolis, produjo dinámicas análogas: &lt;dinámicas&gt;. </text:p>
          </table:table-cell>
          <table:table-cell office:value-type="string" calcext:value-type="string">
            <text:p>kinsbrunerPettyCapitalismSpanish1987, jaikatejadasoriaPulperosPardosIndepeendence2011, carreraPulperosRuralesEntre</text:p>
          </table:table-cell>
          <table:table-cell table:number-columns-repeated="16382"/>
        </table:table-row>
        <table:table-row table:style-name="ro3">
          <table:table-cell office:value-type="string" calcext:value-type="string">
            <text:p>;;Lasarte Valcárcel interpreta el miedo de Rodríguez a una revolución popular como un índice de &lt;cita&gt; [pp]. </text:p>
          </table:table-cell>
          <table:table-cell office:value-type="string" calcext:value-type="string">
            <text:p>lasartevalcarcelLadoOscuroSimon2005</text:p>
          </table:table-cell>
          <table:table-cell table:number-columns-repeated="16382"/>
        </table:table-row>
        <table:table-row table:style-name="ro10">
          <table:table-cell office:value-type="string" calcext:value-type="string">
            <text:p>osé Martí pintó con estas palabras en su crónica "Un viaje a Venezuela" (&lt;año&gt;):</text:p>
          </table:table-cell>
          <table:table-cell office:value-type="string" calcext:value-type="string">
            <text:p>Nuestra América (antología Ayacucho, añadir a Zotero)</text:p>
          </table:table-cell>
          <table:table-cell table:number-columns-repeated="16382"/>
        </table:table-row>
        <table:table-row table:style-name="ro3">
          <table:table-cell office:value-type="string" calcext:value-type="string">
            <text:p>Como Martí en &lt;año&gt;, Rodríguez usó a Venezuela como un espejo para mostrarle a América Latina la desproporción grotesca entre el lujo vanguardista</text:p>
          </table:table-cell>
          <table:table-cell office:value-type="string" calcext:value-type="string">
            <text:p>Nuestra América (antología Ayacucho, añadir a Zotero)</text:p>
          </table:table-cell>
          <table:table-cell table:number-columns-repeated="16382"/>
        </table:table-row>
        <table:table-row table:style-name="ro4">
          <table:table-cell table:style-name="ce3" office:value-type="string" calcext:value-type="string">
            <text:p>Pero ni Andrés Bello y Juan García del Río cuando lo escribieron, ni &lt;el impresor&gt; cuando lo imprimió, podían imaginar la resonancia que el término "perfecta intelijencia de las máquinas" tendría en la conversación global de 2023. </text:p>
          </table:table-cell>
          <table:table-cell office:value-type="string" calcext:value-type="string">
            <text:p>RepertorioAmericanoOctubre1826</text:p>
          </table:table-cell>
          <table:table-cell table:number-columns-repeated="16382"/>
        </table:table-row>
        <table:table-row table:style-name="ro3">
          <table:table-cell office:value-type="string" calcext:value-type="string">
            <text:p>Como indica Susana ;;Rotker, el escrito de Rodríguez de 1794 forma parte de la etapa más conservadora de su pensamiento: &lt;cita&gt; [pp]. </text:p>
          </table:table-cell>
          <table:table-cell office:value-type="string" calcext:value-type="string">
            <text:p>rotkerBravoPuebloPoder2005</text:p>
          </table:table-cell>
          <table:table-cell table:number-columns-repeated="16382"/>
        </table:table-row>
        <table:table-row table:style-name="ro5">
          <table:table-cell office:value-type="string" calcext:value-type="string">
            <text:p>Rodríguez subraya la necesidad de una enseñanza "VERBAL" y de lecciones "CONFERENCIALES" como contraparte a un modo de formación basado en el consumo individual de materiales divulgativos, como el que promueve Sarmiento cuando asegura que "&lt;cita&gt;". </text:p>
          </table:table-cell>
          <table:table-cell office:value-type="string" calcext:value-type="string">
            <text:p>sarmientoEducacionPopular1849</text:p>
          </table:table-cell>
          <table:table-cell table:number-columns-repeated="16382"/>
        </table:table-row>
        <table:table-row table:style-name="ro5">
          <table:table-cell office:value-type="string" calcext:value-type="string">
            <text:p>Y más importante que esto: Rodríguez estaba familiarizado con las tácticas autónomas y orgánicas que las poblaciones racializadas --que era el &lt;porcentaje&gt; de la población en la provincia de Caracas-- habían desarrollado para desdibujar los límites del cerco letrado que las mantenían en el "exterior".</text:p>
          </table:table-cell>
          <table:table-cell office:value-type="string" calcext:value-type="string">
            <text:p>sorianoTidesRevolutionInformation2018</text:p>
          </table:table-cell>
          <table:table-cell table:number-columns-repeated="16382"/>
        </table:table-row>
        <table:table-row table:style-name="ro11">
          <table:table-cell office:value-type="string" calcext:value-type="string">
            <text:p>Rousseau se posicionó respecto a la metafísica religiosa y el materialismo a veces de forma ambigua y a veces rígidamente aferrado a una razón trascendendente que sobredeterminaría los fenómenos materiales. Por un lado &lt;especificar&gt;. Pero también llegó a resistirse enérgicamente a admitir la inexistencia de un plan de trascendencia divino organizador de la realidad, y se llegó a "defender" de quienes lo definieron como "materialista" &lt;ref&gt;.</text:p>
          </table:table-cell>
          <table:table-cell office:value-type="string" calcext:value-type="string">
            <text:p>spectorRousseauDiderotMaterialism2019</text:p>
          </table:table-cell>
          <table:table-cell table:number-columns-repeated="16382"/>
        </table:table-row>
        <table:table-row table:style-name="ro5">
          <table:table-cell office:value-type="string" calcext:value-type="string">
            <text:p>Como reconoce Manuel ;;UribeAngel en la crónica que lleva el "Juramento" a la imprenta por primera vez, su relación con Rodríguez se fundó en un intercambio implícito: él se presentaba una vez a la semana en casa de Uribe Ángel, Uribe Ángel lo alimentaba, y Rodríguez lo entretenía &lt;cita&gt;</text:p>
          </table:table-cell>
          <table:table-cell office:value-type="string" calcext:value-type="string">
            <text:p>uribeangelLibertadorSuAyo1884</text:p>
          </table:table-cell>
          <table:table-cell table:number-columns-repeated="16382"/>
        </table:table-row>
        <table:table-row table:style-name="ro5">
          <table:table-cell office:value-type="string" calcext:value-type="string">
            <text:p>aunque pronunciado por una persona, el pregón es una de las formas de "monotonía" que Rodríguez encuentra transversal a todas las técnicas de distribución uniforme del discurso. &lt;cita monotonía&gt; Originada en la matriz de la letra impresa o simplemente legal, la monotonía se transmite</text:p>
          </table:table-cell>
          <table:table-cell table:number-columns-repeated="16383"/>
        </table:table-row>
        <table:table-row table:style-name="ro5">
          <table:table-cell office:value-type="string" calcext:value-type="string">
            <text:p>En este artículo se maneja con principios menos excluyentes que los que presentó en su discurso de 184&lt;?&gt;. </text:p>
          </table:table-cell>
          <table:table-cell/>
          <table:table-cell table:style-name="ce1" office:value-type="string" calcext:value-type="string">
            <text:p>En este artículo se maneja con principios menos excluyentes que los que presentó en su discurso de 1849. </text:p>
          </table:table-cell>
          <table:table-cell table:number-columns-repeated="16381"/>
        </table:table-row>
        <table:table-row table:style-name="ro4">
          <table:table-cell office:value-type="string" calcext:value-type="string">
            <text:p>En este horizonte es de especial importancia un artículo publicado por Bello en &lt;1826&gt;</text:p>
          </table:table-cell>
          <table:table-cell/>
          <table:table-cell table:style-name="ce1" office:value-type="string" calcext:value-type="string">
            <text:p>En este horizonte es de especial importancia un artículo publicado por Bello en 1826</text:p>
          </table:table-cell>
          <table:table-cell table:number-columns-repeated="16381"/>
        </table:table-row>
        <table:table-row table:style-name="ro4">
          <table:table-cell table:style-name="ce3" office:value-type="string" calcext:value-type="string">
            <text:p>en el primer número de su proyecto editorial *Repertorio americano* --cuyas circunstancias de publicación y adicionales paralelismos con la obra de Rodríguez detallaré en el próximo capítulo</text:p>
          </table:table-cell>
          <table:table-cell table:style-name="ce4" table:number-columns-repeated="2"/>
          <table:table-cell table:number-columns-repeated="16381"/>
        </table:table-row>
      </table:table>
      <table:named-expressions/>
      <table:database-ranges>
        <table:database-range table:name="__Anonymous_Sheet_DB__0" table:target-range-address="Sheet1.A1:Sheet1.C3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Source Han Sans CN"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9T01:30:04.943350044</meta:creation-date>
    <dc:date>2023-06-09T03:29:53.061366455</dc:date>
    <meta:editing-duration>PT1H59M43S</meta:editing-duration>
    <meta:editing-cycles>8</meta:editing-cycles>
    <meta:generator>LibreOffice/7.4.6.2$Linux_X86_64 LibreOffice_project/40$Build-2</meta:generator>
    <meta:document-statistic meta:table-count="1" meta:cell-count="70" meta:object-count="0"/>
    <meta:user-defined meta:name="qrichtext">1</meta:user-defined>
  </office:meta>
</office:document-meta>
</file>